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Hipervínculo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list-style-name="LFO2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13" style:parent-style-name="Fuentedepárrafopredeter." style:family="text">
      <style:text-properties fo:font-size="16pt" style:font-size-asian="16pt" style:font-size-complex="16pt"/>
    </style:style>
    <style:style style:name="T14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15" style:parent-style-name="Fuentedepárrafopredeter." style:family="text">
      <style:text-properties fo:font-size="16pt" style:font-size-asian="16pt" style:font-size-complex="16pt"/>
    </style:style>
    <style:style style:name="T16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17" style:parent-style-name="Fuentedepárrafopredeter." style:family="text">
      <style:text-properties fo:font-size="16pt" style:font-size-asian="16pt" style:font-size-complex="16pt"/>
    </style:style>
    <style:style style:name="T18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19" style:parent-style-name="Fuentedepárrafopredeter." style:family="text">
      <style:text-properties fo:font-size="16pt" style:font-size-asian="16pt" style:font-size-complex="16pt"/>
    </style:style>
    <style:style style:name="T20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21" style:parent-style-name="Fuentedepárrafopredeter." style:family="text">
      <style:text-properties fo:font-size="16pt" style:font-size-asian="16pt" style:font-size-complex="16pt"/>
    </style:style>
    <style:style style:name="T22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23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T26" style:parent-style-name="Fuentedepárrafopredeter." style:family="text">
      <style:text-properties fo:font-style="italic" style:font-style-asian="italic" style:font-style-complex="italic" fo:font-size="16pt" style:font-size-asian="16pt" style:font-size-complex="16pt"/>
    </style:style>
    <style:style style:name="T27" style:parent-style-name="Fuentedepárrafopredeter." style:family="text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" style:parent-style-name="Fuentedepárrafopredeter." style:family="text">
      <style:text-properties fo:font-size="16pt" style:font-size-asian="16pt" style:font-size-complex="16pt"/>
    </style:style>
    <style:style style:name="T31" style:parent-style-name="Fuentedepárrafopredeter." style:family="text">
      <style:text-properties fo:font-size="16pt" style:font-size-asian="16pt" style:font-size-complex="16pt"/>
    </style:style>
    <style:style style:name="T32" style:parent-style-name="Fuentedepárrafopredeter." style:family="text">
      <style:text-properties fo:font-size="16pt" style:font-size-asian="16pt" style:font-size-complex="16pt"/>
    </style:style>
    <style:style style:name="T33" style:parent-style-name="Fuentedepárrafopredeter." style:family="text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list-style-name="LFO3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Guía de uso Linux</text:p>
      <text:p text:style-name="P2"/>
      <text:p text:style-name="P3"/>
      <text:list text:style-name="LFO1" text:continue-numbering="true">
        <text:list-item>
          <text:p text:style-name="P4"><text:span text:style-name="T5">Link repositorio:<text:s/></text:span><text:a xlink:href="https://github.com/EugenioSa/Tesina/tree/master" office:target-frame-name="_top" xlink:show="replace"><text:span text:style-name="T6">https://github.com/EugenioSa/Tesina/tree/master</text:span></text:a></text:p>
        </text:list-item>
      </text:list>
      <text:p text:style-name="P7"/>
      <text:p text:style-name="P8"/>
      <text:list text:style-name="LFO2" text:continue-numbering="true">
        <text:list-item>
          <text:p text:style-name="P9">Librerías<text:s/>a instalar</text:p>
        </text:list-item>
      </text:list>
      <text:p text:style-name="P10"><text:s text:c="6"/></text:p>
      <text:p text:style-name="P11">Python (pip)</text:p>
      <text:p text:style-name="Standard"><text:span text:style-name="T12">virtualenv <text:s text:c="10"/>20.4.6</text:span><text:span text:style-name="T13"><text:s text:c="11"/></text:span></text:p>
      <text:p text:style-name="Standard"><text:span text:style-name="T14">Fiona <text:s text:c="17"/>1.8.19 <text:s text:c="2"/></text:span><text:span text:style-name="T15"><text:s text:c="20"/></text:span></text:p>
      <text:p text:style-name="Standard"><text:span text:style-name="T16">geopandas <text:s text:c="13"/>0.9.0 <text:s text:c="2"/></text:span><text:span text:style-name="T17"><text:s text:c="24"/></text:span></text:p>
      <text:p text:style-name="Standard"><text:span text:style-name="T18">matplotlib <text:s text:c="12"/>3.4.1 <text:s text:c="3"/></text:span><text:span text:style-name="T19"><text:s text:c="41"/></text:span></text:p>
      <text:p text:style-name="Standard"><text:span text:style-name="T20">pandas <text:s text:c="16"/>1.2.4 <text:s text:c="2"/></text:span><text:span text:style-name="T21"><text:s text:c="23"/></text:span></text:p>
      <text:p text:style-name="Standard"><text:span text:style-name="T22">pip <text:s text:c="2"/></text:span><text:span text:style-name="T23"><text:s text:c="17"/>20.0.2 <text:s text:c="4"/></text:span><text:span text:style-name="T24"><text:s text:c="15"/></text:span></text:p>
      <text:p text:style-name="P25">pyproj <text:s text:c="16"/>3.0.1 <text:s text:c="14"/></text:p>
      <text:p text:style-name="Standard"><text:span text:style-name="T26">Shapely <text:s text:c="15"/>1.7.1 <text:s/></text:span><text:span text:style-name="T27"><text:s text:c="7"/></text:span></text:p>
      <text:p text:style-name="P28"/>
      <text:p text:style-name="P29">PC (apt install)</text:p>
      <text:p text:style-name="Standard"><text:span text:style-name="T30">ffmpeg<text:s/></text:span><text:span text:style-name="T31"><text:tab/></text:span><text:span text:style-name="T32"><text:tab/></text:span><text:span text:style-name="T33"><text:s/>4.2.4</text:span></text:p>
      <text:p text:style-name="P34">python3-venv <text:s text:c="5"/>3.8.5</text:p>
      <text:p text:style-name="P35">python3-tk <text:s text:c="10"/>3.8.5</text:p>
      <text:p text:style-name="P36"/>
      <text:list text:style-name="LFO3" text:continue-numbering="true">
        <text:list-item>
          <text:p text:style-name="P37">Ejecutar herramientas</text:p>
        </text:list-item>
      </text:list>
      <text:p text:style-name="P38"/>
      <text:p text:style-name="P39">1. <text:s/>Instalar librería de virtualenv y python3-venv</text:p>
      <text:p text:style-name="P40"/>
      <text:p text:style-name="P41">2. <text:s/>Crear y activar virtual environment</text:p>
      <text:p text:style-name="P42"/>
      <text:p text:style-name="P43">3. Clonar repositorio de link superior</text:p>
      <text:p text:style-name="P44"/>
      <text:p text:style-name="P45">4. Cambiarse a rama master</text:p>
      <text:p text:style-name="P46"/>
      <text:p text:style-name="P47">5. Instalar<text:s/>librerías restantes de apartado superior</text:p>
      <text:p text:style-name="P48"/>
      <text:p text:style-name="P49">6. Ejecutar comando: python3 visPops.py</text:p>
      <text:soft-page-break/>
      <text:p text:style-name="P50">7. Mostrará en pantalla el plot</text:p>
      <text:p text:style-name="P51"/>
      <text:p text:style-name="P52">8. Ejecutar comando: python3 visSimul.py</text:p>
      <text:p text:style-name="P53"/>
      <text:p text:style-name="P54">9. Esperar a que genere el video de la simulación con el nombre output.mp4</text:p>
      <text:p text:style-name="P55"/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ugenio Salazar Almanza</dc:creator>
    <meta:creation-date>2021-05-06T20:45:00Z</meta:creation-date>
    <dc:date>2021-05-07T08:48:00Z</dc:date>
    <meta:template xlink:href="Normal" xlink:type="simple"/>
    <meta:editing-cycles>6</meta:editing-cycles>
    <meta:editing-duration>PT1020S</meta:editing-duration>
    <meta:document-statistic meta:page-count="2" meta:paragraph-count="2" meta:word-count="172" meta:character-count="1119" meta:row-count="7" meta:non-whitespace-character-count="949"/>
  </office:meta>
</office:document-meta>
</file>